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d1c24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9ae"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5mm" svg:x="295.44mm" svg:y="14.87mm">
            <draw:object draw:notify-on-update-of-ranges="Sheet1.A2:Sheet1.A26 Sheet1.B2:Sheet1.B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ce2"/>
        <table:table-row table:style-name="ro1">
          <table:table-cell table:style-name="ce1" office:value-type="string" calcext:value-type="string">
            <text:p>Tamaño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 table:number-columns-spanned="5" table:number-rows-spanned="1">
            <text:p>Tiempo de Ejecución</text:p>
          </table:table-cell>
          <table:covered-table-cell table:number-columns-repeated="4" table:style-name="ce1"/>
          <table:table-cell table:style-name="ce1" table:number-columns-repeated="5"/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formula="of:=([.C2]+[.D2]+[.E2]+[.F2]+[.G2]+[.H2]+[.I2]+[.J2]+[.K2]+[.L2])/10" office:value-type="float" office:value="0.0508621" calcext:value-type="float">
            <text:p>0.0508621</text:p>
          </table:table-cell>
          <table:table-cell office:value-type="float" office:value="0.051201" calcext:value-type="float">
            <text:p>0.051201</text:p>
          </table:table-cell>
          <table:table-cell office:value-type="float" office:value="0.05123" calcext:value-type="float">
            <text:p>0.05123</text:p>
          </table:table-cell>
          <table:table-cell office:value-type="float" office:value="0.050238" calcext:value-type="float">
            <text:p>0.050238</text:p>
          </table:table-cell>
          <table:table-cell office:value-type="float" office:value="0.051067" calcext:value-type="float">
            <text:p>0.051067</text:p>
          </table:table-cell>
          <table:table-cell office:value-type="float" office:value="0.051255" calcext:value-type="float">
            <text:p>0.051255</text:p>
          </table:table-cell>
          <table:table-cell office:value-type="float" office:value="0.050925" calcext:value-type="float">
            <text:p>0.050925</text:p>
          </table:table-cell>
          <table:table-cell office:value-type="float" office:value="0.050618" calcext:value-type="float">
            <text:p>0.050618</text:p>
          </table:table-cell>
          <table:table-cell office:value-type="float" office:value="0.050581" calcext:value-type="float">
            <text:p>0.050581</text:p>
          </table:table-cell>
          <table:table-cell office:value-type="float" office:value="0.050544" calcext:value-type="float">
            <text:p>0.050544</text:p>
          </table:table-cell>
          <table:table-cell office:value-type="float" office:value="0.050962" calcext:value-type="float">
            <text:p>0.050962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formula="of:=([.C3]+[.D3]+[.E3]+[.F3]+[.G3]+[.H3]+[.I3]+[.J3]+[.K3]+[.L3])/10" office:value-type="float" office:value="0.1058222" calcext:value-type="float">
            <text:p>0.1058222</text:p>
          </table:table-cell>
          <table:table-cell office:value-type="float" office:value="0.107062" calcext:value-type="float">
            <text:p>0.107062</text:p>
          </table:table-cell>
          <table:table-cell office:value-type="float" office:value="0.105696" calcext:value-type="float">
            <text:p>0.105696</text:p>
          </table:table-cell>
          <table:table-cell office:value-type="float" office:value="0.105546" calcext:value-type="float">
            <text:p>0.105546</text:p>
          </table:table-cell>
          <table:table-cell office:value-type="float" office:value="0.10531" calcext:value-type="float">
            <text:p>0.10531</text:p>
          </table:table-cell>
          <table:table-cell office:value-type="float" office:value="0.105819" calcext:value-type="float">
            <text:p>0.105819</text:p>
          </table:table-cell>
          <table:table-cell office:value-type="float" office:value="0.106452" calcext:value-type="float">
            <text:p>0.106452</text:p>
          </table:table-cell>
          <table:table-cell office:value-type="float" office:value="0.105761" calcext:value-type="float">
            <text:p>0.105761</text:p>
          </table:table-cell>
          <table:table-cell office:value-type="float" office:value="0.105178" calcext:value-type="float">
            <text:p>0.105178</text:p>
          </table:table-cell>
          <table:table-cell office:value-type="float" office:value="0.105577" calcext:value-type="float">
            <text:p>0.105577</text:p>
          </table:table-cell>
          <table:table-cell office:value-type="float" office:value="0.105821" calcext:value-type="float">
            <text:p>0.105821</text:p>
          </table:table-cell>
        </table:table-row>
        <table:table-row table:style-name="ro1">
          <table:table-cell office:value-type="float" office:value="1200000" calcext:value-type="float">
            <text:p>1200000</text:p>
          </table:table-cell>
          <table:table-cell table:formula="of:=([.C4]+[.D4]+[.E4]+[.F4]+[.G4]+[.H4]+[.I4]+[.J4]+[.K4]+[.L4])/10" office:value-type="float" office:value="0.1630979" calcext:value-type="float">
            <text:p>0.1630979</text:p>
          </table:table-cell>
          <table:table-cell office:value-type="float" office:value="0.163904" calcext:value-type="float">
            <text:p>0.163904</text:p>
          </table:table-cell>
          <table:table-cell office:value-type="float" office:value="0.162651" calcext:value-type="float">
            <text:p>0.162651</text:p>
          </table:table-cell>
          <table:table-cell office:value-type="float" office:value="0.162765" calcext:value-type="float">
            <text:p>0.162765</text:p>
          </table:table-cell>
          <table:table-cell office:value-type="float" office:value="0.162735" calcext:value-type="float">
            <text:p>0.162735</text:p>
          </table:table-cell>
          <table:table-cell office:value-type="float" office:value="0.164464" calcext:value-type="float">
            <text:p>0.164464</text:p>
          </table:table-cell>
          <table:table-cell office:value-type="float" office:value="0.162836" calcext:value-type="float">
            <text:p>0.162836</text:p>
          </table:table-cell>
          <table:table-cell office:value-type="float" office:value="0.163071" calcext:value-type="float">
            <text:p>0.163071</text:p>
          </table:table-cell>
          <table:table-cell office:value-type="float" office:value="0.162863" calcext:value-type="float">
            <text:p>0.162863</text:p>
          </table:table-cell>
          <table:table-cell office:value-type="float" office:value="0.162341" calcext:value-type="float">
            <text:p>0.162341</text:p>
          </table:table-cell>
          <table:table-cell office:value-type="float" office:value="0.163349" calcext:value-type="float">
            <text:p>0.163349</text:p>
          </table:table-cell>
        </table:table-row>
        <table:table-row table:style-name="ro1">
          <table:table-cell office:value-type="float" office:value="1600000" calcext:value-type="float">
            <text:p>1600000</text:p>
          </table:table-cell>
          <table:table-cell table:formula="of:=([.C5]+[.D5]+[.E5]+[.F5]+[.G5]+[.H5]+[.I5]+[.J5]+[.K5]+[.L5])/10" office:value-type="float" office:value="0.2216881" calcext:value-type="float">
            <text:p>0.2216881</text:p>
          </table:table-cell>
          <table:table-cell office:value-type="float" office:value="0.222367" calcext:value-type="float">
            <text:p>0.222367</text:p>
          </table:table-cell>
          <table:table-cell office:value-type="float" office:value="0.221551" calcext:value-type="float">
            <text:p>0.221551</text:p>
          </table:table-cell>
          <table:table-cell office:value-type="float" office:value="0.22063" calcext:value-type="float">
            <text:p>0.22063</text:p>
          </table:table-cell>
          <table:table-cell office:value-type="float" office:value="0.223117" calcext:value-type="float">
            <text:p>0.223117</text:p>
          </table:table-cell>
          <table:table-cell office:value-type="float" office:value="0.222002" calcext:value-type="float">
            <text:p>0.222002</text:p>
          </table:table-cell>
          <table:table-cell office:value-type="float" office:value="0.222242" calcext:value-type="float">
            <text:p>0.222242</text:p>
          </table:table-cell>
          <table:table-cell office:value-type="float" office:value="0.221157" calcext:value-type="float">
            <text:p>0.221157</text:p>
          </table:table-cell>
          <table:table-cell office:value-type="float" office:value="0.221464" calcext:value-type="float">
            <text:p>0.221464</text:p>
          </table:table-cell>
          <table:table-cell office:value-type="float" office:value="0.220466" calcext:value-type="float">
            <text:p>0.220466</text:p>
          </table:table-cell>
          <table:table-cell office:value-type="float" office:value="0.221885" calcext:value-type="float">
            <text:p>0.221885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formula="of:=([.C6]+[.D6]+[.E6]+[.F6]+[.G6]+[.H6]+[.I6]+[.J6]+[.K6]+[.L6])/10" office:value-type="float" office:value="0.2806205" calcext:value-type="float">
            <text:p>0.2806205</text:p>
          </table:table-cell>
          <table:table-cell office:value-type="float" office:value="0.281896" calcext:value-type="float">
            <text:p>0.281896</text:p>
          </table:table-cell>
          <table:table-cell office:value-type="float" office:value="0.282628" calcext:value-type="float">
            <text:p>0.282628</text:p>
          </table:table-cell>
          <table:table-cell office:value-type="float" office:value="0.281075" calcext:value-type="float">
            <text:p>0.281075</text:p>
          </table:table-cell>
          <table:table-cell office:value-type="float" office:value="0.280467" calcext:value-type="float">
            <text:p>0.280467</text:p>
          </table:table-cell>
          <table:table-cell office:value-type="float" office:value="0.279893" calcext:value-type="float">
            <text:p>0.279893</text:p>
          </table:table-cell>
          <table:table-cell office:value-type="float" office:value="0.28142" calcext:value-type="float">
            <text:p>0.28142</text:p>
          </table:table-cell>
          <table:table-cell office:value-type="float" office:value="0.279053" calcext:value-type="float">
            <text:p>0.279053</text:p>
          </table:table-cell>
          <table:table-cell office:value-type="float" office:value="0.280968" calcext:value-type="float">
            <text:p>0.280968</text:p>
          </table:table-cell>
          <table:table-cell office:value-type="float" office:value="0.278655" calcext:value-type="float">
            <text:p>0.278655</text:p>
          </table:table-cell>
          <table:table-cell office:value-type="float" office:value="0.28015" calcext:value-type="float">
            <text:p>0.28015</text:p>
          </table:table-cell>
        </table:table-row>
        <table:table-row table:style-name="ro1">
          <table:table-cell office:value-type="float" office:value="2400000" calcext:value-type="float">
            <text:p>2400000</text:p>
          </table:table-cell>
          <table:table-cell table:formula="of:=([.C7]+[.D7]+[.E7]+[.F7]+[.G7]+[.H7]+[.I7]+[.J7]+[.K7]+[.L7])/10" office:value-type="float" office:value="0.3413742" calcext:value-type="float">
            <text:p>0.3413742</text:p>
          </table:table-cell>
          <table:table-cell office:value-type="float" office:value="0.344997" calcext:value-type="float">
            <text:p>0.344997</text:p>
          </table:table-cell>
          <table:table-cell office:value-type="float" office:value="0.33886" calcext:value-type="float">
            <text:p>0.33886</text:p>
          </table:table-cell>
          <table:table-cell office:value-type="float" office:value="0.339023" calcext:value-type="float">
            <text:p>0.339023</text:p>
          </table:table-cell>
          <table:table-cell office:value-type="float" office:value="0.341332" calcext:value-type="float">
            <text:p>0.341332</text:p>
          </table:table-cell>
          <table:table-cell office:value-type="float" office:value="0.340674" calcext:value-type="float">
            <text:p>0.340674</text:p>
          </table:table-cell>
          <table:table-cell office:value-type="float" office:value="0.341383" calcext:value-type="float">
            <text:p>0.341383</text:p>
          </table:table-cell>
          <table:table-cell office:value-type="float" office:value="0.343919" calcext:value-type="float">
            <text:p>0.343919</text:p>
          </table:table-cell>
          <table:table-cell office:value-type="float" office:value="0.341899" calcext:value-type="float">
            <text:p>0.341899</text:p>
          </table:table-cell>
          <table:table-cell office:value-type="float" office:value="0.339825" calcext:value-type="float">
            <text:p>0.339825</text:p>
          </table:table-cell>
          <table:table-cell office:value-type="float" office:value="0.34183" calcext:value-type="float">
            <text:p>0.34183</text:p>
          </table:table-cell>
        </table:table-row>
        <table:table-row table:style-name="ro1">
          <table:table-cell office:value-type="float" office:value="2800000" calcext:value-type="float">
            <text:p>2800000</text:p>
          </table:table-cell>
          <table:table-cell table:formula="of:=([.C8]+[.D8]+[.E8]+[.F8]+[.G8]+[.H8]+[.I8]+[.J8]+[.K8]+[.L8])/10" office:value-type="float" office:value="0.4020371" calcext:value-type="float">
            <text:p>0.4020371</text:p>
          </table:table-cell>
          <table:table-cell office:value-type="float" office:value="0.403773" calcext:value-type="float">
            <text:p>0.403773</text:p>
          </table:table-cell>
          <table:table-cell office:value-type="float" office:value="0.402863" calcext:value-type="float">
            <text:p>0.402863</text:p>
          </table:table-cell>
          <table:table-cell office:value-type="float" office:value="0.399725" calcext:value-type="float">
            <text:p>0.399725</text:p>
          </table:table-cell>
          <table:table-cell office:value-type="float" office:value="0.401768" calcext:value-type="float">
            <text:p>0.401768</text:p>
          </table:table-cell>
          <table:table-cell office:value-type="float" office:value="0.402133" calcext:value-type="float">
            <text:p>0.402133</text:p>
          </table:table-cell>
          <table:table-cell office:value-type="float" office:value="0.402361" calcext:value-type="float">
            <text:p>0.402361</text:p>
          </table:table-cell>
          <table:table-cell office:value-type="float" office:value="0.399123" calcext:value-type="float">
            <text:p>0.399123</text:p>
          </table:table-cell>
          <table:table-cell office:value-type="float" office:value="0.39986" calcext:value-type="float">
            <text:p>0.39986</text:p>
          </table:table-cell>
          <table:table-cell office:value-type="float" office:value="0.406512" calcext:value-type="float">
            <text:p>0.406512</text:p>
          </table:table-cell>
          <table:table-cell office:value-type="float" office:value="0.402253" calcext:value-type="float">
            <text:p>0.402253</text:p>
          </table:table-cell>
        </table:table-row>
        <table:table-row table:style-name="ro1">
          <table:table-cell office:value-type="float" office:value="3200000" calcext:value-type="float">
            <text:p>3200000</text:p>
          </table:table-cell>
          <table:table-cell table:formula="of:=([.C9]+[.D9]+[.E9]+[.F9]+[.G9]+[.H9]+[.I9]+[.J9]+[.K9]+[.L9])/10" office:value-type="float" office:value="0.4616384" calcext:value-type="float">
            <text:p>0.4616384</text:p>
          </table:table-cell>
          <table:table-cell office:value-type="float" office:value="0.462488" calcext:value-type="float">
            <text:p>0.462488</text:p>
          </table:table-cell>
          <table:table-cell office:value-type="float" office:value="0.462309" calcext:value-type="float">
            <text:p>0.462309</text:p>
          </table:table-cell>
          <table:table-cell office:value-type="float" office:value="0.463125" calcext:value-type="float">
            <text:p>0.463125</text:p>
          </table:table-cell>
          <table:table-cell office:value-type="float" office:value="0.463924" calcext:value-type="float">
            <text:p>0.463924</text:p>
          </table:table-cell>
          <table:table-cell office:value-type="float" office:value="0.460121" calcext:value-type="float">
            <text:p>0.460121</text:p>
          </table:table-cell>
          <table:table-cell office:value-type="float" office:value="0.461581" calcext:value-type="float">
            <text:p>0.461581</text:p>
          </table:table-cell>
          <table:table-cell office:value-type="float" office:value="0.461502" calcext:value-type="float">
            <text:p>0.461502</text:p>
          </table:table-cell>
          <table:table-cell office:value-type="float" office:value="0.459702" calcext:value-type="float">
            <text:p>0.459702</text:p>
          </table:table-cell>
          <table:table-cell office:value-type="float" office:value="0.461043" calcext:value-type="float">
            <text:p>0.461043</text:p>
          </table:table-cell>
          <table:table-cell office:value-type="float" office:value="0.460589" calcext:value-type="float">
            <text:p>0.460589</text:p>
          </table:table-cell>
        </table:table-row>
        <table:table-row table:style-name="ro1">
          <table:table-cell office:value-type="float" office:value="3600000" calcext:value-type="float">
            <text:p>3600000</text:p>
          </table:table-cell>
          <table:table-cell table:formula="of:=([.C10]+[.D10]+[.E10]+[.F10]+[.G10]+[.H10]+[.I10]+[.J10]+[.K10]+[.L10])/10" office:value-type="float" office:value="0.5233502" calcext:value-type="float">
            <text:p>0.5233502</text:p>
          </table:table-cell>
          <table:table-cell office:value-type="float" office:value="0.523504" calcext:value-type="float">
            <text:p>0.523504</text:p>
          </table:table-cell>
          <table:table-cell office:value-type="float" office:value="0.523067" calcext:value-type="float">
            <text:p>0.523067</text:p>
          </table:table-cell>
          <table:table-cell office:value-type="float" office:value="0.524208" calcext:value-type="float">
            <text:p>0.524208</text:p>
          </table:table-cell>
          <table:table-cell office:value-type="float" office:value="0.522849" calcext:value-type="float">
            <text:p>0.522849</text:p>
          </table:table-cell>
          <table:table-cell office:value-type="float" office:value="0.527506" calcext:value-type="float">
            <text:p>0.527506</text:p>
          </table:table-cell>
          <table:table-cell office:value-type="float" office:value="0.523662" calcext:value-type="float">
            <text:p>0.523662</text:p>
          </table:table-cell>
          <table:table-cell office:value-type="float" office:value="0.522158" calcext:value-type="float">
            <text:p>0.522158</text:p>
          </table:table-cell>
          <table:table-cell office:value-type="float" office:value="0.522092" calcext:value-type="float">
            <text:p>0.522092</text:p>
          </table:table-cell>
          <table:table-cell office:value-type="float" office:value="0.52181" calcext:value-type="float">
            <text:p>0.52181</text:p>
          </table:table-cell>
          <table:table-cell office:value-type="float" office:value="0.522646" calcext:value-type="float">
            <text:p>0.522646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table:formula="of:=([.C11]+[.D11]+[.E11]+[.F11]+[.G11]+[.H11]+[.I11]+[.J11]+[.K11]+[.L11])/10" office:value-type="float" office:value="0.5844746" calcext:value-type="float">
            <text:p>0.5844746</text:p>
          </table:table-cell>
          <table:table-cell office:value-type="float" office:value="0.582532" calcext:value-type="float">
            <text:p>0.582532</text:p>
          </table:table-cell>
          <table:table-cell office:value-type="float" office:value="0.587133" calcext:value-type="float">
            <text:p>0.587133</text:p>
          </table:table-cell>
          <table:table-cell office:value-type="float" office:value="0.583305" calcext:value-type="float">
            <text:p>0.583305</text:p>
          </table:table-cell>
          <table:table-cell office:value-type="float" office:value="0.582032" calcext:value-type="float">
            <text:p>0.582032</text:p>
          </table:table-cell>
          <table:table-cell office:value-type="float" office:value="0.584077" calcext:value-type="float">
            <text:p>0.584077</text:p>
          </table:table-cell>
          <table:table-cell office:value-type="float" office:value="0.584149" calcext:value-type="float">
            <text:p>0.584149</text:p>
          </table:table-cell>
          <table:table-cell office:value-type="float" office:value="0.587166" calcext:value-type="float">
            <text:p>0.587166</text:p>
          </table:table-cell>
          <table:table-cell office:value-type="float" office:value="0.58524" calcext:value-type="float">
            <text:p>0.58524</text:p>
          </table:table-cell>
          <table:table-cell office:value-type="float" office:value="0.583768" calcext:value-type="float">
            <text:p>0.583768</text:p>
          </table:table-cell>
          <table:table-cell office:value-type="float" office:value="0.585344" calcext:value-type="float">
            <text:p>0.585344</text:p>
          </table:table-cell>
        </table:table-row>
        <table:table-row table:style-name="ro1">
          <table:table-cell office:value-type="float" office:value="4400000" calcext:value-type="float">
            <text:p>4400000</text:p>
          </table:table-cell>
          <table:table-cell table:formula="of:=([.C12]+[.D12]+[.E12]+[.F12]+[.G12]+[.H12]+[.I12]+[.J12]+[.K12]+[.L12])/10" office:value-type="float" office:value="0.6477136" calcext:value-type="float">
            <text:p>0.6477136</text:p>
          </table:table-cell>
          <table:table-cell office:value-type="float" office:value="0.649141" calcext:value-type="float">
            <text:p>0.649141</text:p>
          </table:table-cell>
          <table:table-cell office:value-type="float" office:value="0.645432" calcext:value-type="float">
            <text:p>0.645432</text:p>
          </table:table-cell>
          <table:table-cell office:value-type="float" office:value="0.643978" calcext:value-type="float">
            <text:p>0.643978</text:p>
          </table:table-cell>
          <table:table-cell office:value-type="float" office:value="0.646053" calcext:value-type="float">
            <text:p>0.646053</text:p>
          </table:table-cell>
          <table:table-cell office:value-type="float" office:value="0.648229" calcext:value-type="float">
            <text:p>0.648229</text:p>
          </table:table-cell>
          <table:table-cell office:value-type="float" office:value="0.646497" calcext:value-type="float">
            <text:p>0.646497</text:p>
          </table:table-cell>
          <table:table-cell office:value-type="float" office:value="0.651935" calcext:value-type="float">
            <text:p>0.651935</text:p>
          </table:table-cell>
          <table:table-cell office:value-type="float" office:value="0.645494" calcext:value-type="float">
            <text:p>0.645494</text:p>
          </table:table-cell>
          <table:table-cell office:value-type="float" office:value="0.650689" calcext:value-type="float">
            <text:p>0.650689</text:p>
          </table:table-cell>
          <table:table-cell office:value-type="float" office:value="0.649688" calcext:value-type="float">
            <text:p>0.649688</text:p>
          </table:table-cell>
        </table:table-row>
        <table:table-row table:style-name="ro1">
          <table:table-cell office:value-type="float" office:value="4800000" calcext:value-type="float">
            <text:p>4800000</text:p>
          </table:table-cell>
          <table:table-cell table:formula="of:=([.C13]+[.D13]+[.E13]+[.F13]+[.G13]+[.H13]+[.I13]+[.J13]+[.K13]+[.L13])/10" office:value-type="float" office:value="0.7086967" calcext:value-type="float">
            <text:p>0.7086967</text:p>
          </table:table-cell>
          <table:table-cell office:value-type="float" office:value="0.71242" calcext:value-type="float">
            <text:p>0.71242</text:p>
          </table:table-cell>
          <table:table-cell office:value-type="float" office:value="0.704391" calcext:value-type="float">
            <text:p>0.704391</text:p>
          </table:table-cell>
          <table:table-cell office:value-type="float" office:value="0.708838" calcext:value-type="float">
            <text:p>0.708838</text:p>
          </table:table-cell>
          <table:table-cell office:value-type="float" office:value="0.710199" calcext:value-type="float">
            <text:p>0.710199</text:p>
          </table:table-cell>
          <table:table-cell office:value-type="float" office:value="0.708963" calcext:value-type="float">
            <text:p>0.708963</text:p>
          </table:table-cell>
          <table:table-cell office:value-type="float" office:value="0.703834" calcext:value-type="float">
            <text:p>0.703834</text:p>
          </table:table-cell>
          <table:table-cell office:value-type="float" office:value="0.713293" calcext:value-type="float">
            <text:p>0.713293</text:p>
          </table:table-cell>
          <table:table-cell office:value-type="float" office:value="0.709588" calcext:value-type="float">
            <text:p>0.709588</text:p>
          </table:table-cell>
          <table:table-cell office:value-type="float" office:value="0.703127" calcext:value-type="float">
            <text:p>0.703127</text:p>
          </table:table-cell>
          <table:table-cell office:value-type="float" office:value="0.712314" calcext:value-type="float">
            <text:p>0.712314</text:p>
          </table:table-cell>
        </table:table-row>
        <table:table-row table:style-name="ro1">
          <table:table-cell office:value-type="float" office:value="5200000" calcext:value-type="float">
            <text:p>5200000</text:p>
          </table:table-cell>
          <table:table-cell table:formula="of:=([.C14]+[.D14]+[.E14]+[.F14]+[.G14]+[.H14]+[.I14]+[.J14]+[.K14]+[.L14])/10" office:value-type="float" office:value="0.7710292" calcext:value-type="float">
            <text:p>0.7710292</text:p>
          </table:table-cell>
          <table:table-cell office:value-type="float" office:value="0.772775" calcext:value-type="float">
            <text:p>0.772775</text:p>
          </table:table-cell>
          <table:table-cell office:value-type="float" office:value="0.775582" calcext:value-type="float">
            <text:p>0.775582</text:p>
          </table:table-cell>
          <table:table-cell office:value-type="float" office:value="0.782437" calcext:value-type="float">
            <text:p>0.782437</text:p>
          </table:table-cell>
          <table:table-cell office:value-type="float" office:value="0.768278" calcext:value-type="float">
            <text:p>0.768278</text:p>
          </table:table-cell>
          <table:table-cell office:value-type="float" office:value="0.770085" calcext:value-type="float">
            <text:p>0.770085</text:p>
          </table:table-cell>
          <table:table-cell office:value-type="float" office:value="0.771689" calcext:value-type="float">
            <text:p>0.771689</text:p>
          </table:table-cell>
          <table:table-cell office:value-type="float" office:value="0.770763" calcext:value-type="float">
            <text:p>0.770763</text:p>
          </table:table-cell>
          <table:table-cell office:value-type="float" office:value="0.768906" calcext:value-type="float">
            <text:p>0.768906</text:p>
          </table:table-cell>
          <table:table-cell office:value-type="float" office:value="0.765102" calcext:value-type="float">
            <text:p>0.765102</text:p>
          </table:table-cell>
          <table:table-cell office:value-type="float" office:value="0.764675" calcext:value-type="float">
            <text:p>0.764675</text:p>
          </table:table-cell>
        </table:table-row>
        <table:table-row table:style-name="ro1">
          <table:table-cell office:value-type="float" office:value="5600000" calcext:value-type="float">
            <text:p>5600000</text:p>
          </table:table-cell>
          <table:table-cell table:formula="of:=([.C15]+[.D15]+[.E15]+[.F15]+[.G15]+[.H15]+[.I15]+[.J15]+[.K15]+[.L15])/10" office:value-type="float" office:value="0.8331474" calcext:value-type="float">
            <text:p>0.8331474</text:p>
          </table:table-cell>
          <table:table-cell office:value-type="float" office:value="0.834521" calcext:value-type="float">
            <text:p>0.834521</text:p>
          </table:table-cell>
          <table:table-cell office:value-type="float" office:value="0.833506" calcext:value-type="float">
            <text:p>0.833506</text:p>
          </table:table-cell>
          <table:table-cell office:value-type="float" office:value="0.831788" calcext:value-type="float">
            <text:p>0.831788</text:p>
          </table:table-cell>
          <table:table-cell office:value-type="float" office:value="0.833757" calcext:value-type="float">
            <text:p>0.833757</text:p>
          </table:table-cell>
          <table:table-cell office:value-type="float" office:value="0.835976" calcext:value-type="float">
            <text:p>0.835976</text:p>
          </table:table-cell>
          <table:table-cell office:value-type="float" office:value="0.827213" calcext:value-type="float">
            <text:p>0.827213</text:p>
          </table:table-cell>
          <table:table-cell office:value-type="float" office:value="0.828969" calcext:value-type="float">
            <text:p>0.828969</text:p>
          </table:table-cell>
          <table:table-cell office:value-type="float" office:value="0.831514" calcext:value-type="float">
            <text:p>0.831514</text:p>
          </table:table-cell>
          <table:table-cell office:value-type="float" office:value="0.832347" calcext:value-type="float">
            <text:p>0.832347</text:p>
          </table:table-cell>
          <table:table-cell office:value-type="float" office:value="0.841883" calcext:value-type="float">
            <text:p>0.841883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table:formula="of:=([.C16]+[.D16]+[.E16]+[.F16]+[.G16]+[.H16]+[.I16]+[.J16]+[.K16]+[.L16])/10" office:value-type="float" office:value="0.8954168" calcext:value-type="float">
            <text:p>0.8954168</text:p>
          </table:table-cell>
          <table:table-cell office:value-type="float" office:value="0.890643" calcext:value-type="float">
            <text:p>0.890643</text:p>
          </table:table-cell>
          <table:table-cell office:value-type="float" office:value="0.908687" calcext:value-type="float">
            <text:p>0.908687</text:p>
          </table:table-cell>
          <table:table-cell office:value-type="float" office:value="0.898604" calcext:value-type="float">
            <text:p>0.898604</text:p>
          </table:table-cell>
          <table:table-cell office:value-type="float" office:value="0.895908" calcext:value-type="float">
            <text:p>0.895908</text:p>
          </table:table-cell>
          <table:table-cell office:value-type="float" office:value="0.893727" calcext:value-type="float">
            <text:p>0.893727</text:p>
          </table:table-cell>
          <table:table-cell office:value-type="float" office:value="0.896012" calcext:value-type="float">
            <text:p>0.896012</text:p>
          </table:table-cell>
          <table:table-cell office:value-type="float" office:value="0.888799" calcext:value-type="float">
            <text:p>0.888799</text:p>
          </table:table-cell>
          <table:table-cell office:value-type="float" office:value="0.895486" calcext:value-type="float">
            <text:p>0.895486</text:p>
          </table:table-cell>
          <table:table-cell office:value-type="float" office:value="0.893486" calcext:value-type="float">
            <text:p>0.893486</text:p>
          </table:table-cell>
          <table:table-cell office:value-type="float" office:value="0.892816" calcext:value-type="float">
            <text:p>0.892816</text:p>
          </table:table-cell>
        </table:table-row>
        <table:table-row table:style-name="ro1">
          <table:table-cell office:value-type="float" office:value="6400000" calcext:value-type="float">
            <text:p>6400000</text:p>
          </table:table-cell>
          <table:table-cell table:formula="of:=([.C17]+[.D17]+[.E17]+[.F17]+[.G17]+[.H17]+[.I17]+[.J17]+[.K17]+[.L17])/10" office:value-type="float" office:value="0.9596896" calcext:value-type="float">
            <text:p>0.9596896</text:p>
          </table:table-cell>
          <table:table-cell office:value-type="float" office:value="0.96046" calcext:value-type="float">
            <text:p>0.96046</text:p>
          </table:table-cell>
          <table:table-cell office:value-type="float" office:value="0.957486" calcext:value-type="float">
            <text:p>0.957486</text:p>
          </table:table-cell>
          <table:table-cell office:value-type="float" office:value="0.966524" calcext:value-type="float">
            <text:p>0.966524</text:p>
          </table:table-cell>
          <table:table-cell office:value-type="float" office:value="0.953888" calcext:value-type="float">
            <text:p>0.953888</text:p>
          </table:table-cell>
          <table:table-cell office:value-type="float" office:value="0.954979" calcext:value-type="float">
            <text:p>0.954979</text:p>
          </table:table-cell>
          <table:table-cell office:value-type="float" office:value="0.962578" calcext:value-type="float">
            <text:p>0.962578</text:p>
          </table:table-cell>
          <table:table-cell office:value-type="float" office:value="0.961675" calcext:value-type="float">
            <text:p>0.961675</text:p>
          </table:table-cell>
          <table:table-cell office:value-type="float" office:value="0.962151" calcext:value-type="float">
            <text:p>0.962151</text:p>
          </table:table-cell>
          <table:table-cell office:value-type="float" office:value="0.960137" calcext:value-type="float">
            <text:p>0.960137</text:p>
          </table:table-cell>
          <table:table-cell office:value-type="float" office:value="0.957018" calcext:value-type="float">
            <text:p>0.957018</text:p>
          </table:table-cell>
        </table:table-row>
        <table:table-row table:style-name="ro1">
          <table:table-cell office:value-type="float" office:value="6800000" calcext:value-type="float">
            <text:p>6800000</text:p>
          </table:table-cell>
          <table:table-cell table:formula="of:=([.C18]+[.D18]+[.E18]+[.F18]+[.G18]+[.H18]+[.I18]+[.J18]+[.K18]+[.L18])/10" office:value-type="float" office:value="1.027132" calcext:value-type="float">
            <text:p>1.027132</text:p>
          </table:table-cell>
          <table:table-cell office:value-type="float" office:value="1.03523" calcext:value-type="float">
            <text:p>1.03523</text:p>
          </table:table-cell>
          <table:table-cell office:value-type="float" office:value="1.01762" calcext:value-type="float">
            <text:p>1.01762</text:p>
          </table:table-cell>
          <table:table-cell office:value-type="float" office:value="1.02512" calcext:value-type="float">
            <text:p>1.02512</text:p>
          </table:table-cell>
          <table:table-cell office:value-type="float" office:value="1.01999" calcext:value-type="float">
            <text:p>1.01999</text:p>
          </table:table-cell>
          <table:table-cell office:value-type="float" office:value="1.02664" calcext:value-type="float">
            <text:p>1.02664</text:p>
          </table:table-cell>
          <table:table-cell office:value-type="float" office:value="1.0217" calcext:value-type="float">
            <text:p>1.0217</text:p>
          </table:table-cell>
          <table:table-cell office:value-type="float" office:value="1.02698" calcext:value-type="float">
            <text:p>1.02698</text:p>
          </table:table-cell>
          <table:table-cell office:value-type="float" office:value="1.03921" calcext:value-type="float">
            <text:p>1.03921</text:p>
          </table:table-cell>
          <table:table-cell office:value-type="float" office:value="1.02473" calcext:value-type="float">
            <text:p>1.02473</text:p>
          </table:table-cell>
          <table:table-cell office:value-type="float" office:value="1.0341" calcext:value-type="float">
            <text:p>1.0341</text:p>
          </table:table-cell>
        </table:table-row>
        <table:table-row table:style-name="ro1">
          <table:table-cell office:value-type="float" office:value="7200000" calcext:value-type="float">
            <text:p>7200000</text:p>
          </table:table-cell>
          <table:table-cell table:formula="of:=([.C19]+[.D19]+[.E19]+[.F19]+[.G19]+[.H19]+[.I19]+[.J19]+[.K19]+[.L19])/10" office:value-type="float" office:value="1.087501" calcext:value-type="float">
            <text:p>1.087501</text:p>
          </table:table-cell>
          <table:table-cell office:value-type="float" office:value="1.08917" calcext:value-type="float">
            <text:p>1.08917</text:p>
          </table:table-cell>
          <table:table-cell office:value-type="float" office:value="1.0836" calcext:value-type="float">
            <text:p>1.0836</text:p>
          </table:table-cell>
          <table:table-cell office:value-type="float" office:value="1.08264" calcext:value-type="float">
            <text:p>1.08264</text:p>
          </table:table-cell>
          <table:table-cell office:value-type="float" office:value="1.09091" calcext:value-type="float">
            <text:p>1.09091</text:p>
          </table:table-cell>
          <table:table-cell office:value-type="float" office:value="1.08712" calcext:value-type="float">
            <text:p>1.08712</text:p>
          </table:table-cell>
          <table:table-cell office:value-type="float" office:value="1.08372" calcext:value-type="float">
            <text:p>1.08372</text:p>
          </table:table-cell>
          <table:table-cell office:value-type="float" office:value="1.08261" calcext:value-type="float">
            <text:p>1.08261</text:p>
          </table:table-cell>
          <table:table-cell office:value-type="float" office:value="1.0933" calcext:value-type="float">
            <text:p>1.0933</text:p>
          </table:table-cell>
          <table:table-cell office:value-type="float" office:value="1.09036" calcext:value-type="float">
            <text:p>1.09036</text:p>
          </table:table-cell>
          <table:table-cell office:value-type="float" office:value="1.09158" calcext:value-type="float">
            <text:p>1.09158</text:p>
          </table:table-cell>
        </table:table-row>
        <table:table-row table:style-name="ro1">
          <table:table-cell office:value-type="float" office:value="7600000" calcext:value-type="float">
            <text:p>7600000</text:p>
          </table:table-cell>
          <table:table-cell table:formula="of:=([.C20]+[.D20]+[.E20]+[.F20]+[.G20]+[.H20]+[.I20]+[.J20]+[.K20]+[.L20])/10" office:value-type="float" office:value="1.15403" calcext:value-type="float">
            <text:p>1.15403</text:p>
          </table:table-cell>
          <table:table-cell office:value-type="float" office:value="1.15844" calcext:value-type="float">
            <text:p>1.15844</text:p>
          </table:table-cell>
          <table:table-cell office:value-type="float" office:value="1.1579" calcext:value-type="float">
            <text:p>1.1579</text:p>
          </table:table-cell>
          <table:table-cell office:value-type="float" office:value="1.15769" calcext:value-type="float">
            <text:p>1.15769</text:p>
          </table:table-cell>
          <table:table-cell office:value-type="float" office:value="1.14484" calcext:value-type="float">
            <text:p>1.14484</text:p>
          </table:table-cell>
          <table:table-cell office:value-type="float" office:value="1.15229" calcext:value-type="float">
            <text:p>1.15229</text:p>
          </table:table-cell>
          <table:table-cell office:value-type="float" office:value="1.15586" calcext:value-type="float">
            <text:p>1.15586</text:p>
          </table:table-cell>
          <table:table-cell office:value-type="float" office:value="1.14574" calcext:value-type="float">
            <text:p>1.14574</text:p>
          </table:table-cell>
          <table:table-cell office:value-type="float" office:value="1.15071" calcext:value-type="float">
            <text:p>1.15071</text:p>
          </table:table-cell>
          <table:table-cell office:value-type="float" office:value="1.15319" calcext:value-type="float">
            <text:p>1.15319</text:p>
          </table:table-cell>
          <table:table-cell office:value-type="float" office:value="1.16364" calcext:value-type="float">
            <text:p>1.16364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table:formula="of:=([.C21]+[.D21]+[.E21]+[.F21]+[.G21]+[.H21]+[.I21]+[.J21]+[.K21]+[.L21])/10" office:value-type="float" office:value="1.217409" calcext:value-type="float">
            <text:p>1.217409</text:p>
          </table:table-cell>
          <table:table-cell office:value-type="float" office:value="1.21217" calcext:value-type="float">
            <text:p>1.21217</text:p>
          </table:table-cell>
          <table:table-cell office:value-type="float" office:value="1.21521" calcext:value-type="float">
            <text:p>1.21521</text:p>
          </table:table-cell>
          <table:table-cell office:value-type="float" office:value="1.23486" calcext:value-type="float">
            <text:p>1.23486</text:p>
          </table:table-cell>
          <table:table-cell office:value-type="float" office:value="1.21188" calcext:value-type="float">
            <text:p>1.21188</text:p>
          </table:table-cell>
          <table:table-cell office:value-type="float" office:value="1.21974" calcext:value-type="float">
            <text:p>1.21974</text:p>
          </table:table-cell>
          <table:table-cell office:value-type="float" office:value="1.21977" calcext:value-type="float">
            <text:p>1.21977</text:p>
          </table:table-cell>
          <table:table-cell office:value-type="float" office:value="1.20886" calcext:value-type="float">
            <text:p>1.20886</text:p>
          </table:table-cell>
          <table:table-cell office:value-type="float" office:value="1.22733" calcext:value-type="float">
            <text:p>1.22733</text:p>
          </table:table-cell>
          <table:table-cell office:value-type="float" office:value="1.21115" calcext:value-type="float">
            <text:p>1.21115</text:p>
          </table:table-cell>
          <table:table-cell office:value-type="float" office:value="1.21312" calcext:value-type="float">
            <text:p>1.21312</text:p>
          </table:table-cell>
        </table:table-row>
        <table:table-row table:style-name="ro1">
          <table:table-cell office:value-type="float" office:value="8400000" calcext:value-type="float">
            <text:p>8400000</text:p>
          </table:table-cell>
          <table:table-cell table:formula="of:=([.C22]+[.D22]+[.E22]+[.F22]+[.G22]+[.H22]+[.I22]+[.J22]+[.K22]+[.L22])/10" office:value-type="float" office:value="1.303428" calcext:value-type="float">
            <text:p>1.303428</text:p>
          </table:table-cell>
          <table:table-cell office:value-type="float" office:value="1.2884" calcext:value-type="float">
            <text:p>1.2884</text:p>
          </table:table-cell>
          <table:table-cell office:value-type="float" office:value="1.27163" calcext:value-type="float">
            <text:p>1.27163</text:p>
          </table:table-cell>
          <table:table-cell office:value-type="float" office:value="1.28666" calcext:value-type="float">
            <text:p>1.28666</text:p>
          </table:table-cell>
          <table:table-cell office:value-type="float" office:value="1.27627" calcext:value-type="float">
            <text:p>1.27627</text:p>
          </table:table-cell>
          <table:table-cell office:value-type="float" office:value="1.28689" calcext:value-type="float">
            <text:p>1.28689</text:p>
          </table:table-cell>
          <table:table-cell office:value-type="float" office:value="1.28603" calcext:value-type="float">
            <text:p>1.28603</text:p>
          </table:table-cell>
          <table:table-cell office:value-type="float" office:value="1.2784" calcext:value-type="float">
            <text:p>1.2784</text:p>
          </table:table-cell>
          <table:table-cell office:value-type="float" office:value="1.38662" calcext:value-type="float">
            <text:p>1.38662</text:p>
          </table:table-cell>
          <table:table-cell office:value-type="float" office:value="1.352" calcext:value-type="float">
            <text:p>1.352</text:p>
          </table:table-cell>
          <table:table-cell office:value-type="float" office:value="1.32138" calcext:value-type="float">
            <text:p>1.32138</text:p>
          </table:table-cell>
        </table:table-row>
        <table:table-row table:style-name="ro1">
          <table:table-cell office:value-type="float" office:value="8800000" calcext:value-type="float">
            <text:p>8800000</text:p>
          </table:table-cell>
          <table:table-cell table:formula="of:=([.C23]+[.D23]+[.E23]+[.F23]+[.G23]+[.H23]+[.I23]+[.J23]+[.K23]+[.L23])/10" office:value-type="float" office:value="1.401386" calcext:value-type="float">
            <text:p>1.401386</text:p>
          </table:table-cell>
          <table:table-cell office:value-type="float" office:value="1.37355" calcext:value-type="float">
            <text:p>1.37355</text:p>
          </table:table-cell>
          <table:table-cell office:value-type="float" office:value="1.46359" calcext:value-type="float">
            <text:p>1.46359</text:p>
          </table:table-cell>
          <table:table-cell office:value-type="float" office:value="1.37086" calcext:value-type="float">
            <text:p>1.37086</text:p>
          </table:table-cell>
          <table:table-cell office:value-type="float" office:value="1.37182" calcext:value-type="float">
            <text:p>1.37182</text:p>
          </table:table-cell>
          <table:table-cell office:value-type="float" office:value="1.39113" calcext:value-type="float">
            <text:p>1.39113</text:p>
          </table:table-cell>
          <table:table-cell office:value-type="float" office:value="1.37836" calcext:value-type="float">
            <text:p>1.37836</text:p>
          </table:table-cell>
          <table:table-cell office:value-type="float" office:value="1.46199" calcext:value-type="float">
            <text:p>1.46199</text:p>
          </table:table-cell>
          <table:table-cell office:value-type="float" office:value="1.36403" calcext:value-type="float">
            <text:p>1.36403</text:p>
          </table:table-cell>
          <table:table-cell office:value-type="float" office:value="1.36268" calcext:value-type="float">
            <text:p>1.36268</text:p>
          </table:table-cell>
          <table:table-cell office:value-type="float" office:value="1.47585" calcext:value-type="float">
            <text:p>1.47585</text:p>
          </table:table-cell>
        </table:table-row>
        <table:table-row table:style-name="ro1">
          <table:table-cell office:value-type="float" office:value="9200000" calcext:value-type="float">
            <text:p>9200000</text:p>
          </table:table-cell>
          <table:table-cell table:formula="of:=([.C24]+[.D24]+[.E24]+[.F24]+[.G24]+[.H24]+[.I24]+[.J24]+[.K24]+[.L24])/10" office:value-type="float" office:value="1.438487" calcext:value-type="float">
            <text:p>1.438487</text:p>
          </table:table-cell>
          <table:table-cell office:value-type="float" office:value="1.45407" calcext:value-type="float">
            <text:p>1.45407</text:p>
          </table:table-cell>
          <table:table-cell office:value-type="float" office:value="1.42963" calcext:value-type="float">
            <text:p>1.42963</text:p>
          </table:table-cell>
          <table:table-cell office:value-type="float" office:value="1.45688" calcext:value-type="float">
            <text:p>1.45688</text:p>
          </table:table-cell>
          <table:table-cell office:value-type="float" office:value="1.46618" calcext:value-type="float">
            <text:p>1.46618</text:p>
          </table:table-cell>
          <table:table-cell office:value-type="float" office:value="1.43318" calcext:value-type="float">
            <text:p>1.43318</text:p>
          </table:table-cell>
          <table:table-cell office:value-type="float" office:value="1.40568" calcext:value-type="float">
            <text:p>1.40568</text:p>
          </table:table-cell>
          <table:table-cell office:value-type="float" office:value="1.43804" calcext:value-type="float">
            <text:p>1.43804</text:p>
          </table:table-cell>
          <table:table-cell office:value-type="float" office:value="1.45301" calcext:value-type="float">
            <text:p>1.45301</text:p>
          </table:table-cell>
          <table:table-cell office:value-type="float" office:value="1.43515" calcext:value-type="float">
            <text:p>1.43515</text:p>
          </table:table-cell>
          <table:table-cell office:value-type="float" office:value="1.41305" calcext:value-type="float">
            <text:p>1.41305</text:p>
          </table:table-cell>
        </table:table-row>
        <table:table-row table:style-name="ro1">
          <table:table-cell office:value-type="float" office:value="9600000" calcext:value-type="float">
            <text:p>9600000</text:p>
          </table:table-cell>
          <table:table-cell table:formula="of:=([.C25]+[.D25]+[.E25]+[.F25]+[.G25]+[.H25]+[.I25]+[.J25]+[.K25]+[.L25])/10" office:value-type="float" office:value="1.481707" calcext:value-type="float">
            <text:p>1.481707</text:p>
          </table:table-cell>
          <table:table-cell office:value-type="float" office:value="1.46952" calcext:value-type="float">
            <text:p>1.46952</text:p>
          </table:table-cell>
          <table:table-cell office:value-type="float" office:value="1.48289" calcext:value-type="float">
            <text:p>1.48289</text:p>
          </table:table-cell>
          <table:table-cell office:value-type="float" office:value="1.48084" calcext:value-type="float">
            <text:p>1.48084</text:p>
          </table:table-cell>
          <table:table-cell office:value-type="float" office:value="1.48689" calcext:value-type="float">
            <text:p>1.48689</text:p>
          </table:table-cell>
          <table:table-cell office:value-type="float" office:value="1.48826" calcext:value-type="float">
            <text:p>1.48826</text:p>
          </table:table-cell>
          <table:table-cell office:value-type="float" office:value="1.47504" calcext:value-type="float">
            <text:p>1.47504</text:p>
          </table:table-cell>
          <table:table-cell office:value-type="float" office:value="1.47091" calcext:value-type="float">
            <text:p>1.47091</text:p>
          </table:table-cell>
          <table:table-cell office:value-type="float" office:value="1.49568" calcext:value-type="float">
            <text:p>1.49568</text:p>
          </table:table-cell>
          <table:table-cell office:value-type="float" office:value="1.48888" calcext:value-type="float">
            <text:p>1.48888</text:p>
          </table:table-cell>
          <table:table-cell office:value-type="float" office:value="1.47816" calcext:value-type="float">
            <text:p>1.47816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formula="of:=([.C26]+[.D26]+[.E26]+[.F26]+[.G26]+[.H26]+[.I26]+[.J26]+[.K26]+[.L26])/10" office:value-type="float" office:value="1.577475" calcext:value-type="float">
            <text:p>1.577475</text:p>
          </table:table-cell>
          <table:table-cell office:value-type="float" office:value="1.56326" calcext:value-type="float">
            <text:p>1.56326</text:p>
          </table:table-cell>
          <table:table-cell office:value-type="float" office:value="1.57141" calcext:value-type="float">
            <text:p>1.57141</text:p>
          </table:table-cell>
          <table:table-cell office:value-type="float" office:value="1.61895" calcext:value-type="float">
            <text:p>1.61895</text:p>
          </table:table-cell>
          <table:table-cell office:value-type="float" office:value="1.56007" calcext:value-type="float">
            <text:p>1.56007</text:p>
          </table:table-cell>
          <table:table-cell office:value-type="float" office:value="1.62896" calcext:value-type="float">
            <text:p>1.62896</text:p>
          </table:table-cell>
          <table:table-cell office:value-type="float" office:value="1.5521" calcext:value-type="float">
            <text:p>1.5521</text:p>
          </table:table-cell>
          <table:table-cell office:value-type="float" office:value="1.5399" calcext:value-type="float">
            <text:p>1.5399</text:p>
          </table:table-cell>
          <table:table-cell office:value-type="float" office:value="1.53972" calcext:value-type="float">
            <text:p>1.53972</text:p>
          </table:table-cell>
          <table:table-cell office:value-type="float" office:value="1.65367" calcext:value-type="float">
            <text:p>1.65367</text:p>
          </table:table-cell>
          <table:table-cell office:value-type="float" office:value="1.54671" calcext:value-type="float">
            <text:p>1.546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 style:data-style-name="N2" text:time-value="11:30:21.0605314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18:40:56.803008255</meta:creation-date>
    <dc:date>2020-03-11T11:31:49.728955621</dc:date>
    <meta:editing-duration>PT6M4S</meta:editing-duration>
    <meta:editing-cycles>4</meta:editing-cycles>
    <meta:generator>LibreOffice/6.0.7.3$Linux_X86_64 LibreOffice_project/00m0$Build-3</meta:generator>
    <meta:document-statistic meta:table-count="1" meta:cell-count="3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852cm" svg:y="0.316cm" chart:style-name="ch2">
          <text:p>Eficiencia Quicksort </text:p>
        </chart:title>
        <chart:legend chart:legend-position="end" svg:x="11.056cm" svg:y="3.955cm" style:legend-expansion="high" chart:style-name="ch3"/>
        <chart:plot-area chart:style-name="ch4" table:cell-range-address="Sheet1.A2:Sheet1.B26" svg:x="0.839cm" svg:y="1.075cm" svg:width="11.483cm" svg:height="7.415cm">
          <chartooo:coordinate-region svg:x="1.566cm" svg:y="1.275cm" svg:width="10.013cm" svg:height="6.568cm"/>
          <chart:axis chart:dimension="x" chart:name="primary-x" chart:style-name="ch5">
            <chart:title svg:x="5.927cm" svg:y="8.446cm" chart:style-name="ch6">
              <text:p>Tamano</text:p>
            </chart:title>
          </chart:axis>
          <chart:axis chart:dimension="y" chart:name="primary-y" chart:style-name="ch5">
            <chart:title svg:x="0cm" svg:y="5.792cm" chart:style-name="ch7">
              <text:p>Tiempo (seg)</text:p>
            </chart:title>
            <chart:grid chart:style-name="ch8" chart:class="major"/>
          </chart:axis>
          <chart:series chart:style-name="ch9" chart:values-cell-range-address="Sheet1.B2:Sheet1.B26" chart:class="chart:scatter">
            <chart:domain table:cell-range-address="Sheet1.A2:Sheet1.A26"/>
            <chart:regression-curve chart:style-name="ch10">
              <chart:equation chart:display-equation="false" chart:display-r-square="true"/>
            </chart:regression-curve>
            <chart:data-point chart:repeated="10"/>
            <chart:data-point chart:style-name="ch11"/>
            <chart:data-point/>
            <chart:data-point chart:style-name="ch11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00">
                <text:p>400000</text:p>
                <draw:g>
                  <svg:desc>Sheet1.A2:Sheet1.A26</svg:desc>
                </draw:g>
              </table:table-cell>
              <table:table-cell office:value-type="float" office:value="0.0508621">
                <text:p>0.0508621</text:p>
                <draw:g>
                  <svg:desc>Sheet1.B2:Sheet1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00">
                <text:p>800000</text:p>
              </table:table-cell>
              <table:table-cell office:value-type="float" office:value="0.1058222">
                <text:p>0.1058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000">
                <text:p>1200000</text:p>
              </table:table-cell>
              <table:table-cell office:value-type="float" office:value="0.1630979">
                <text:p>0.16309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00">
                <text:p>1600000</text:p>
              </table:table-cell>
              <table:table-cell office:value-type="float" office:value="0.2216881">
                <text:p>0.22168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0">
                <text:p>2000000</text:p>
              </table:table-cell>
              <table:table-cell office:value-type="float" office:value="0.2806205">
                <text:p>0.28062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0000">
                <text:p>2400000</text:p>
              </table:table-cell>
              <table:table-cell office:value-type="float" office:value="0.3413742">
                <text:p>0.34137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0000">
                <text:p>2800000</text:p>
              </table:table-cell>
              <table:table-cell office:value-type="float" office:value="0.4020371">
                <text:p>0.40203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0000">
                <text:p>3200000</text:p>
              </table:table-cell>
              <table:table-cell office:value-type="float" office:value="0.4616384">
                <text:p>0.46163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000">
                <text:p>3600000</text:p>
              </table:table-cell>
              <table:table-cell office:value-type="float" office:value="0.5233502">
                <text:p>0.52335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000">
                <text:p>4000000</text:p>
              </table:table-cell>
              <table:table-cell office:value-type="float" office:value="0.5844746">
                <text:p>0.58447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0000">
                <text:p>4400000</text:p>
              </table:table-cell>
              <table:table-cell office:value-type="float" office:value="0.6477136">
                <text:p>0.64771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0000">
                <text:p>4800000</text:p>
              </table:table-cell>
              <table:table-cell office:value-type="float" office:value="0.7086967">
                <text:p>0.70869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00000">
                <text:p>5200000</text:p>
              </table:table-cell>
              <table:table-cell office:value-type="float" office:value="0.7710292">
                <text:p>0.77102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00000">
                <text:p>5600000</text:p>
              </table:table-cell>
              <table:table-cell office:value-type="float" office:value="0.8331474">
                <text:p>0.83314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000">
                <text:p>6000000</text:p>
              </table:table-cell>
              <table:table-cell office:value-type="float" office:value="0.8954168">
                <text:p>0.89541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00000">
                <text:p>6400000</text:p>
              </table:table-cell>
              <table:table-cell office:value-type="float" office:value="0.9596896">
                <text:p>0.95968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00000">
                <text:p>6800000</text:p>
              </table:table-cell>
              <table:table-cell office:value-type="float" office:value="1.027132">
                <text:p>1.0271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00000">
                <text:p>7200000</text:p>
              </table:table-cell>
              <table:table-cell office:value-type="float" office:value="1.087501">
                <text:p>1.0875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00000">
                <text:p>7600000</text:p>
              </table:table-cell>
              <table:table-cell office:value-type="float" office:value="1.15403">
                <text:p>1.154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0000">
                <text:p>8000000</text:p>
              </table:table-cell>
              <table:table-cell office:value-type="float" office:value="1.217409">
                <text:p>1.2174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00000">
                <text:p>8400000</text:p>
              </table:table-cell>
              <table:table-cell office:value-type="float" office:value="1.303428">
                <text:p>1.3034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00000">
                <text:p>8800000</text:p>
              </table:table-cell>
              <table:table-cell office:value-type="float" office:value="1.401386">
                <text:p>1.4013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00000">
                <text:p>9200000</text:p>
              </table:table-cell>
              <table:table-cell office:value-type="float" office:value="1.438487">
                <text:p>1.4384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00000">
                <text:p>9600000</text:p>
              </table:table-cell>
              <table:table-cell office:value-type="float" office:value="1.481707">
                <text:p>1.4817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0000">
                <text:p>10000000</text:p>
              </table:table-cell>
              <table:table-cell office:value-type="float" office:value="1.577475">
                <text:p>1.5774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